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pitch="variable"/>
    <style:font-face style:name="FreeSans2" svg:font-family="FreeSans" style:font-family-generic="system" style:font-pitch="variable"/>
    <style:font-face style:name="FreeSerif" svg:font-family="FreeSerif" style:font-family-generic="roman" style:font-pitch="variable"/>
    <style:font-face style:name="Gabriela" svg:font-family="Gabriel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Wagner Modern" svg:font-family="'Wagner Moder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width="0.159cm" svg:stroke-color="#55308d" draw:marker-start-width="0.438cm" draw:marker-end="Arrowheads_20_1" draw:marker-end-width="0.538cm" draw:fill="none" draw:textarea-vertical-align="middle" fo:padding-top="0.204cm" fo:padding-bottom="0.204cm" fo:padding-left="0.329cm" fo:padding-right="0.329cm"/>
    </style:style>
    <style:style style:name="pr1" style:family="presentation" style:parent-style-name="Default-subtitle">
      <style:graphic-properties draw:fill-color="#ffffff" fo:min-height="13.342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subtitle">
      <style:graphic-properties draw:fill-color="#ffffff" draw:textarea-vertical-align="top" fo:min-height="9.134cm"/>
      <style:paragraph-properties style:writing-mode="lr-tb"/>
    </style:style>
    <style:style style:name="P1" style:family="paragraph">
      <loext:graphic-properties draw:fill-color="#ffffff"/>
      <style:text-properties fo:color="#127622" loext:opacity="100%" loext:color-lum-mod="100%" loext:color-lum-off="0%" style:font-name="Wagner Modern" fo:font-size="44pt" style:font-size-asian="44pt" style:font-size-complex="44pt"/>
    </style:style>
    <style:style style:name="P2" style:family="paragraph">
      <loext:graphic-properties draw:fill-color="#ffffff"/>
    </style:style>
    <style:style style:name="P3" style:family="paragraph">
      <style:text-properties fo:color="#127622" loext:opacity="100%" loext:color-lum-mod="100%" loext:color-lum-off="0%" style:font-name="Wagner Modern"/>
    </style:style>
    <style:style style:name="P4" style:family="paragraph">
      <style:text-properties style:font-name="Gabriela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  <style:text-properties style:font-name="Gabriela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style:font-name="Gabriela" fo:font-size="22pt"/>
    </style:style>
    <style:style style:name="P9" style:family="paragraph">
      <style:text-properties fo:font-style="normal" fo:background-color="transparent" style:font-style-asian="normal" style:font-style-complex="normal"/>
    </style:style>
    <style:style style:name="P10" style:family="paragraph">
      <style:text-properties style:font-name="Gabriela" fo:font-size="22pt" fo:font-style="normal" fo:background-color="transparent" style:font-style-asian="normal" style:font-style-complex="normal"/>
    </style:style>
    <style:style style:name="T1" style:family="text">
      <style:text-properties fo:color="#127622" loext:opacity="100%" style:font-name="Wagner Modern" fo:font-size="44pt" style:font-size-asian="44pt" style:font-size-complex="44pt"/>
    </style:style>
    <style:style style:name="T2" style:family="text">
      <style:text-properties fo:color="#127622" loext:opacity="100%" style:font-name="Wagner Modern"/>
    </style:style>
    <style:style style:name="T3" style:family="text">
      <style:text-properties style:font-name="Gabriela"/>
    </style:style>
    <style:style style:name="T4" style:family="text">
      <style:text-properties style:font-name="Gabriela" fo:font-size="22pt"/>
    </style:style>
    <style:style style:name="T5" style:family="text">
      <style:text-properties style:font-name="Gabriela" fo:font-style="italic" fo:background-color="#ffff00" style:font-style-asian="italic" style:font-style-complex="italic"/>
    </style:style>
    <style:style style:name="T6" style:family="text">
      <style:text-properties style:font-name="Gabriela" fo:font-size="22pt" fo:font-style="normal" fo:background-color="transparent" style:font-style-asian="normal" style:font-style-complex="normal"/>
    </style:style>
    <style:style style:name="T7" style:family="text">
      <style:text-properties style:font-name="Gabriela" fo:font-size="22pt" fo:font-style="normal" fo:background-color="#ffff00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3.342cm" svg:x="1.4cm" svg:y="0.628cm" presentation:class="subtitle" presentation:user-transformed="true">
          <draw:text-box>
            <text:p><text:span text:style-name="T1">Control Structur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 xml:id="id1" text:id="id1"><text:span text:style-name="T2">Why this control is needed ?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2" text:id="id2"><text:span text:style-name="T3">We humans don’t do whatever we are instructed. We have brain and we make decisions</text:span></text:p>
              </text:list-item>
              <text:list-item>
                <text:p xml:id="id3" text:id="id3"><text:span text:style-name="T3">But think about python, So far it executed the commands withtout asking or doing any decisions.</text:span></text:p>
              </text:list-item>
              <text:list-item>
                <text:p xml:id="id4" text:id="id4"><text:span text:style-name="T3">In real life, there are many micro decisions we need to make, similarly we want python to make some to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 xml:id="id5" text:id="id5"><text:span text:style-name="T2">Some practical necessity</text:span></text:p>
          </draw:text-box>
        </draw:frame>
        <draw:frame presentation:style-name="pr4" draw:text-style-name="P4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 xml:id="id6" text:id="id6"><text:span text:style-name="T3">How can you print a grade of a student without calculating his mark and classifying in a grade ?</text:span></text:p>
              </text:list-item>
              <text:list-item>
                <text:p xml:id="id7" text:id="id7"><text:span text:style-name="T3">Let’s say you have automated cab booking system. But how do you specifically book cabs for only weekdays and workind days?</text:span></text:p>
              </text:list-item>
              <text:list-item>
                <text:p xml:id="id8" text:id="id8"><text:span text:style-name="T3">You have automated a excel calculation for one row of data. How can you do that for all other rows ? </text:span></text:p>
                <text:p xml:id="id9" text:id="id9"><text:span text:style-name="T3">Example you have 10000 rows, Can you write the same processing code for 10000 times again and again ? Will it be feasible ? What if only 10 rows were there 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 xml:id="id10" text:id="id10"><text:span text:style-name="T2">Control Flows</text:span></text:p>
          </draw:text-box>
        </draw:frame>
        <draw:frame presentation:style-name="pr5" draw:text-style-name="P6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xml:id="id11" text:id="id11" text:style-name="P5"><text:span text:style-name="T3">Sequential</text:span></text:p>
              </text:list-item>
              <text:list-item>
                <text:p xml:id="id12" text:id="id12" text:style-name="P5"><text:span text:style-name="T3">Selective</text:span></text:p>
              </text:list-item>
              <text:list-item>
                <text:p xml:id="id13" text:id="id13" text:style-name="P5"><text:span text:style-name="T3">Repetitiv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 xml:id="id14" text:id="id14"><text:span text:style-name="T2">Sequential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15" text:id="id15"><text:span text:style-name="T3">Executes one line after another till the end / the first encounter of error</text:span></text:p>
              </text:list-item>
              <text:list-item>
                <text:p xml:id="id16" text:id="id16"><text:span text:style-name="T3">1</text:span></text:p>
              </text:list-item>
              <text:list-item>
                <text:p xml:id="id17" text:id="id17"><text:span text:style-name="T3">2</text:span></text:p>
              </text:list-item>
              <text:list-item>
                <text:p xml:id="id18" text:id="id18"><text:span text:style-name="T3">3</text:span></text:p>
              </text:list-item>
              <text:list-item>
                <text:p xml:id="id19" text:id="id19"><text:span text:style-name="T3">4</text:span></text:p>
              </text:list-item>
              <text:list-item>
                <text:p xml:id="id20" text:id="id20"><text:span text:style-name="T3">end</text:span></text:p>
              </text:list-item>
            </text:list>
          </draw:text-box>
        </draw:frame>
        <draw:polyline draw:style-name="gr2" draw:text-style-name="P7" xml:id="id21" draw:id="id21" draw:layer="layout" svg:width="0cm" svg:height="5.079cm" svg:x="5.08cm" svg:y="6.35cm" svg:viewBox="0 0 0 5080" draw:points="0,0 0,508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 xml:id="id22" text:id="id22"><text:span text:style-name="T2">Selective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23" text:id="id23"><text:span text:style-name="T3">Only particular section of code will be exectued based on some criteria/conditions</text:span></text:p>
              </text:list-item>
              <text:list-item>
                <text:p xml:id="id24" text:id="id24"><text:span text:style-name="T3">Others are omited and will not run</text:span></text:p>
                <text:list>
                  <text:list-item>
                    <text:p xml:id="id25" text:id="id25"><text:span text:style-name="T3">If </text:span></text:p>
                  </text:list-item>
                  <text:list-item>
                    <text:p xml:id="id26" text:id="id26"><text:span text:style-name="T3">If else</text:span></text:p>
                  </text:list-item>
                  <text:list-item>
                    <text:p xml:id="id27" text:id="id27"><text:span text:style-name="T3">If else ladder </text:span></text:p>
                  </text:list-item>
                  <text:list-item>
                    <text:p xml:id="id28" text:id="id28"><text:span text:style-name="T3">Nested if els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 xml:id="id29" text:id="id29"><text:span text:style-name="T2">Umbrella example</text:span></text:p>
          </draw:text-box>
        </draw:frame>
        <draw:frame presentation:style-name="pr4" draw:text-style-name="P8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 xml:id="id30" text:id="id30"><text:span text:style-name="T4">Every day you walk to the bus stop to commute for work</text:span></text:p>
              </text:list-item>
              <text:list-item>
                <text:p xml:id="id31" text:id="id31"><text:span text:style-name="T4">You take your bag, phone wallet, kerchief, watch</text:span></text:p>
              </text:list-item>
              <text:list-item>
                <text:p xml:id="id32" text:id="id32"><text:span text:style-name="T4">What if that particular day is raining ?</text:span></text:p>
              </text:list-item>
              <text:list-item>
                <text:p xml:id="id33" text:id="id33"><text:span text:style-name="T4">You will see the weather and take umbrella right?</text:span></text:p>
              </text:list-item>
              <text:list-item>
                <text:p xml:id="id34" text:id="id34"><text:span text:style-name="T4">This particular</text:span></text:p>
                <text:list>
                  <text:list-item>
                    <text:list>
                      <text:list-item>
                        <text:p xml:id="id35" text:id="id35"><text:span text:style-name="T5">What IF ? 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 xml:id="id36" text:id="id36"><text:span text:style-name="T2">Transport example</text:span></text:p>
          </draw:text-box>
        </draw:frame>
        <draw:frame presentation:style-name="pr4" draw:text-style-name="P10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 xml:id="id37" text:id="id37" text:style-name="P9"><text:span text:style-name="T6">Everyday you commute to work in bike</text:span></text:p>
              </text:list-item>
              <text:list-item>
                <text:p xml:id="id38" text:id="id38" text:style-name="P9"><text:span text:style-name="T6">But on rainy days you prefer to got through bus</text:span></text:p>
              </text:list-item>
              <text:list-item>
                <text:p xml:id="id39" text:id="id39" text:style-name="P9"><text:span text:style-name="T6">In previous umbrella condition we only need to take additional item so only if block worked fine. </text:span></text:p>
              </text:list-item>
              <text:list-item>
                <text:p xml:id="id40" text:id="id40" text:style-name="P9"><text:span text:style-name="T6">In this scenario, the same characteristics(transport) gets changed based on conditions. For bi-decisional items like this we can use </text:span><text:span text:style-name="T7">if-else</text:span><text:span text:style-name="T6"> <text:s/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 xml:id="id41" text:id="id41"><text:span text:style-name="T2">Repetitive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42" text:id="id42"><text:span text:style-name="T3">Some lines of code will be repeated as per our wish</text:span></text:p>
                <text:list>
                  <text:list-item>
                    <text:p xml:id="id43" text:id="id43"><text:span text:style-name="T3">Loops are repetitive control structure</text:span></text:p>
                    <text:list>
                      <text:list-item>
                        <text:p xml:id="id44" text:id="id44"><text:span text:style-name="T3">For </text:span></text:p>
                      </text:list-item>
                      <text:list-item>
                        <text:p xml:id="id45" text:id="id45"><text:span text:style-name="T3">While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pitch="variable"/>
    <style:font-face style:name="FreeSans2" svg:font-family="FreeSans" style:font-family-generic="system" style:font-pitch="variable"/>
    <style:font-face style:name="FreeSerif" svg:font-family="FreeSerif" style:font-family-generic="roman" style:font-pitch="variable"/>
    <style:font-face style:name="Gabriela" svg:font-family="Gabriel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Wagner Modern" svg:font-family="'Wagner Moder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FreeSerif" fo:font-size="24pt" fo:language="en" fo:country="US" style:font-name-asian="Cantarell" style:font-size-asian="24pt" style:language-asian="zh" style:country-asian="CN" style:font-name-complex="Free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FreeSans2" style:font-family-asian="FreeSans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fo:background-color="transparent" style:font-name-asian="FreeSans2" style:font-family-asian="FreeSans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2" style:font-family-asian="FreeSans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2" style:font-family-asian="FreeSans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fo:background-color="transparent" style:font-name-asian="FreeSans2" style:font-family-asian="FreeSans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3T06:01:12.745974077</meta:creation-date>
    <dc:date>2023-04-04T07:11:46.094473671</dc:date>
    <meta:editing-duration>PT1H42M59S</meta:editing-duration>
    <meta:editing-cycles>4</meta:editing-cycles>
    <meta:generator>LibreOffice/7.5.2.2$Linux_X86_64 LibreOffice_project/50$Build-2</meta:generator>
    <meta:document-statistic meta:object-count="57"/>
  </office:meta>
</office:document-meta>
</file>